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451" officeooo:paragraph-rsid="00059451"/>
    </style:style>
    <style:style style:name="P2" style:family="paragraph" style:parent-style-name="Standard">
      <style:text-properties style:font-name="Palatino Linotype" officeooo:rsid="00074ce4" officeooo:paragraph-rsid="00087940"/>
    </style:style>
    <style:style style:name="P3" style:family="paragraph" style:parent-style-name="Standard">
      <style:text-properties style:font-name="Palatino Linotype" officeooo:rsid="00074ce4" officeooo:paragraph-rsid="000cf984"/>
    </style:style>
    <style:style style:name="P4" style:family="paragraph" style:parent-style-name="Standard">
      <style:text-properties style:font-name="Palatino Linotype" officeooo:rsid="00053543" officeooo:paragraph-rsid="00053543"/>
    </style:style>
    <style:style style:name="P5" style:family="paragraph" style:parent-style-name="Standard">
      <style:text-properties style:font-name="Palatino Linotype" officeooo:rsid="00059451" officeooo:paragraph-rsid="00059451"/>
    </style:style>
    <style:style style:name="P6" style:family="paragraph" style:parent-style-name="Standard">
      <style:text-properties style:font-name="Palatino Linotype" fo:font-size="10.5pt" officeooo:rsid="00059451" officeooo:paragraph-rsid="00059451" style:font-size-asian="10.5pt" style:font-size-complex="10.5pt"/>
    </style:style>
    <style:style style:name="P7" style:family="paragraph" style:parent-style-name="Standard">
      <style:text-properties style:font-name="Palatino Linotype" fo:font-size="10.5pt" officeooo:rsid="000d18ab" officeooo:paragraph-rsid="000d18ab" style:font-size-asian="10.5pt" style:font-size-complex="10.5pt"/>
    </style:style>
    <style:style style:name="P8" style:family="paragraph" style:parent-style-name="Standard">
      <style:text-properties style:font-name="Palatino Linotype" officeooo:rsid="000d18ab" officeooo:paragraph-rsid="000d18ab"/>
    </style:style>
    <style:style style:name="P9" style:family="paragraph" style:parent-style-name="Standard">
      <style:paragraph-properties fo:text-align="center" style:justify-single-word="false"/>
      <style:text-properties fo:color="#222d5a" style:font-name="Palatino Linotype" fo:font-size="13pt" fo:font-weight="bold" officeooo:rsid="00074ce4" officeooo:paragraph-rsid="00074ce4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ans" fo:font-size="10pt" officeooo:rsid="00059451" officeooo:paragraph-rsid="00059451" style:font-size-asian="10pt" style:font-size-complex="10pt"/>
    </style:style>
    <style:style style:name="P11" style:family="paragraph" style:parent-style-name="Standard">
      <style:text-properties style:font-name="Liberation Sans" fo:font-size="10pt" officeooo:rsid="00059451" officeooo:paragraph-rsid="000cf984" style:font-size-asian="10pt" style:font-size-complex="10pt"/>
    </style:style>
    <style:style style:name="P12" style:family="paragraph" style:parent-style-name="Standard">
      <style:text-properties style:font-name="Liberation Sans" fo:font-size="10pt" officeooo:rsid="00053543" officeooo:paragraph-rsid="00053543" style:font-size-asian="10pt" style:font-size-complex="10pt"/>
    </style:style>
    <style:style style:name="P13" style:family="paragraph" style:parent-style-name="Standard">
      <style:text-properties fo:color="#3d4f98" style:font-name="Palatino Linotype" fo:font-size="13pt" style:text-underline-style="solid" style:text-underline-width="auto" style:text-underline-color="font-color" officeooo:rsid="00074ce4" officeooo:paragraph-rsid="00087940" style:font-size-asian="13pt" style:font-size-complex="13pt"/>
    </style:style>
    <style:style style:name="P14" style:family="paragraph" style:parent-style-name="Standard">
      <style:text-properties fo:color="#3d4f98" style:font-name="Palatino Linotype" fo:font-size="13pt" style:text-underline-style="solid" style:text-underline-width="auto" style:text-underline-color="font-color" officeooo:rsid="00053543" officeooo:paragraph-rsid="00053543" style:font-size-asian="13pt" style:font-size-complex="13pt"/>
    </style:style>
    <style:style style:name="P15" style:family="paragraph" style:parent-style-name="Standard">
      <style:text-properties fo:color="#ff8840" style:font-name="Palatino Linotype" fo:font-size="10.5pt" officeooo:rsid="00059451" officeooo:paragraph-rsid="00059451" style:font-size-asian="10.5pt" style:font-size-complex="10.5pt"/>
    </style:style>
    <style:style style:name="P16" style:family="paragraph" style:parent-style-name="Standard">
      <style:text-properties style:font-name="Palatino Linotype" fo:font-size="10.5pt" officeooo:rsid="00074ce4" officeooo:paragraph-rsid="000cf984" style:font-size-asian="10.5pt" style:font-size-complex="10.5pt"/>
    </style:style>
    <style:style style:name="P17" style:family="paragraph" style:parent-style-name="Standard">
      <style:text-properties style:font-name="Palatino Linotype" fo:font-size="10.5pt" officeooo:rsid="000dec1c" officeooo:paragraph-rsid="000dec1c" style:font-size-asian="10.5pt" style:font-size-complex="10.5pt"/>
    </style:style>
    <style:style style:name="T1" style:family="text">
      <style:text-properties officeooo:rsid="00059451"/>
    </style:style>
    <style:style style:name="T2" style:family="text">
      <style:text-properties officeooo:rsid="000a1871"/>
    </style:style>
    <style:style style:name="T3" style:family="text">
      <style:text-properties officeooo:rsid="000cf984"/>
    </style:style>
    <style:style style:name="T4" style:family="text">
      <style:text-properties officeooo:rsid="000d18ab"/>
    </style:style>
    <style:style style:name="T5" style:family="text">
      <style:text-properties fo:color="#666666" fo:font-style="italic" officeooo:rsid="000cf984" style:font-style-asian="italic" style:font-style-complex="italic"/>
    </style:style>
    <style:style style:name="T6" style:family="text">
      <style:text-properties fo:color="#666666" style:font-name="Liberation Sans" fo:font-size="10pt" officeooo:rsid="000dec1c" style:font-size-asian="10pt" style:font-size-complex="10pt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fo:color="#ff8840" style:font-name="Palatino Linotype" fo:font-size="10.5pt" style:font-size-asian="10.5pt" style:font-size-complex="10.5pt"/>
    </style:style>
    <style:style style:name="T9" style:family="text">
      <style:text-properties officeooo:rsid="000dec1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" officeooo:rsid="000dec1c"/>
    </style:style>
    <style:style style:name="T12" style:family="text">
      <style:text-properties style:font-name="Liberation Sans" fo:font-size="10pt" officeooo:rsid="000dec1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Installation i</text:span>mage Docker pyosv <text:span text:style-name="T3">pour l’atelier PyOSVUE CampOSV</text:span></text:p>
      <text:p text:style-name="P4"/>
      <text:p text:style-name="P4"/>
      <text:p text:style-name="P13">0. Prérequis</text:p>
      <text:p text:style-name="P2"/>
      <text:p text:style-name="P16">Avoir accès à une machine <text:span text:style-name="T3">(portable pour l’amener à l’atelier !)</text:span> Linux native ou virtuelle <text:span text:style-name="T3">raisonnablement récente (par exemple Ubuntu 16.04 ou +, Debian Jessie (8.*) ou Stretch (9.*))</text:span>.</text:p>
      <text:p text:style-name="P16"/>
      <text:p text:style-name="P17">Prévoir au minimum <text:span text:style-name="T10">20 Go</text:span> d’espace disque.</text:p>
      <text:p text:style-name="P3"/>
      <text:p text:style-name="P4"/>
      <text:p text:style-name="P14">1. Installer Docker <text:span text:style-name="T2">(Community Edition)</text:span></text:p>
      <text:p text:style-name="P4"/>
      <text:p text:style-name="P7">En fonction de la distribution Linux utilisée:</text:p>
      <text:p text:style-name="P8"/>
      <text:p text:style-name="P1"><text:a xlink:type="simple" xlink:href="https://docs.docker.com/install/linux/docker-ce/ubuntu/" text:style-name="Internet_20_link" text:visited-style-name="Visited_20_Internet_20_Link"><text:span text:style-name="T8">https://docs.docker.com/install/linux/docker-ce/ubuntu/</text:span></text:a></text:p>
      <text:p text:style-name="P1"><text:a xlink:type="simple" xlink:href="https://docs.docker.com/install/linux/docker-ce/debian/" text:style-name="Internet_20_link" text:visited-style-name="Visited_20_Internet_20_Link"><text:span text:style-name="T8">https://docs.docker.com/install/linux/docker-ce/debian/</text:span></text:a></text:p>
      <text:p text:style-name="P1"><text:a xlink:type="simple" xlink:href="https://docs.docker.com/install/linux/docker-ce/centos/" text:style-name="Internet_20_link" text:visited-style-name="Visited_20_Internet_20_Link"><text:span text:style-name="T8">https://docs.docker.com/install/linux/docker-ce/centos/</text:span></text:a></text:p>
      <text:p text:style-name="P15">https://docs.docker.com/install/linux/docker-ce/fedora/</text:p>
      <text:p text:style-name="P4"/>
      <text:p text:style-name="P4"/>
      <text:p text:style-name="P14">2. Cloner pyosv-binderhub</text:p>
      <text:p text:style-name="P4"/>
      <text:p text:style-name="P10">git clone https://github.com/osv-team/pyosv-binderhub</text:p>
      <text:p text:style-name="P4"/>
      <text:p text:style-name="P4"/>
      <text:p text:style-name="P14">3. Installer l’image pyosv</text:p>
      <text:p text:style-name="P4"/>
      <text:p text:style-name="P10">cd pyosv-binderhub</text:p>
      <text:p text:style-name="P5"/>
      <text:p text:style-name="P10">./install_pyosv.sh</text:p>
      <text:p text:style-name="P5"/>
      <text:p text:style-name="P6">Attendre plusieurs heures ….. <text:span text:style-name="T4">la construction de l’image compile PythonOCC et d’autres projets, en plus du téléchargement d’une image de base assez lourde.</text:span></text:p>
      <text:p text:style-name="P4"/>
      <text:p text:style-name="P4"/>
      <text:p text:style-name="P14">4. Test de fonctionnement</text:p>
      <text:p text:style-name="P4"/>
      <text:p text:style-name="P12">./<text:span text:style-name="T1">start_pyosv.sh</text:span></text:p>
      <text:p text:style-name="P12"/>
      <text:p text:style-name="P10"><text:span text:style-name="T5">prompt Docker container &gt;</text:span><text:span text:style-name="T3"> </text:span>cd /home/jovyan</text:p>
      <text:p text:style-name="P10"/>
      <text:p text:style-name="P11"><text:span text:style-name="T5">prompt Docker container &gt;</text:span><text:span text:style-name="T3"> </text:span>jupyter notebook</text:p>
      <text:p text:style-name="P5"/>
      <text:p text:style-name="P6">Copier l’url affichée en résultat de la commande <text:span text:style-name="T7">jupyter notebook</text:span> dans un navigateur</text:p>
      <text:p text:style-name="P6"/>
      <text:p text:style-name="P6">Exécuter un notebook <text:span text:style-name="T9">(</text:span><text:span text:style-name="T6">/home/jovyan/work/notebooks</text:span><text:span text:style-name="T9">) et vérifier que tout se passe sans erreur (les warnings de deprecation sont normaux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5:17:28.400000000</meta:creation-date>
    <meta:generator>LibreOffice/5.2.7.2$Windows_x86 LibreOffice_project/2b7f1e640c46ceb28adf43ee075a6e8b8439ed10</meta:generator>
    <dc:date>2018-03-11T18:44:34.496000000</dc:date>
    <meta:editing-duration>PT11H15M8S</meta:editing-duration>
    <meta:editing-cycles>9</meta:editing-cycles>
    <meta:document-statistic meta:table-count="0" meta:image-count="0" meta:object-count="0" meta:page-count="1" meta:paragraph-count="22" meta:word-count="146" meta:character-count="1244" meta:non-whitespace-character-count="1120"/>
  </office:meta>
</office:document-meta>
</file>